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72pt" style:font-size-asian="63pt" style:font-size-complex="72pt"/>
    </style:style>
    <style:style style:name="P2" style:family="paragraph" style:parent-style-name="Standard">
      <style:paragraph-properties fo:text-align="center" style:justify-single-word="false"/>
      <style:text-properties fo:font-size="72pt" officeooo:rsid="00104341" officeooo:paragraph-rsid="00104341" style:font-size-asian="63pt" style:font-size-complex="7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104341" officeooo:paragraph-rsid="00104341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04341" officeooo:paragraph-rsid="00104341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04341" officeooo:paragraph-rsid="0010c600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0c600" officeooo:paragraph-rsid="0010c600" style:font-size-asian="10.5pt" style:font-size-complex="12pt"/>
    </style:style>
    <style:style style:name="T1" style:family="text">
      <style:text-properties officeooo:rsid="0010c6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Maze</text:p>
      <text:p text:style-name="P2"/>
      <text:p text:style-name="P2"/>
      <text:p text:style-name="P2"/>
      <text:p text:style-name="P2"/>
      <text:p text:style-name="P3"/>
      <text:p text:style-name="P3"><text:soft-page-break/>Programmer Manual</text:p>
      <text:p text:style-name="P3">Maze</text:p>
      <text:p text:style-name="P4">1.<text:tab/>Problem Description</text:p>
      <text:p text:style-name="P4"><text:tab/>The Maze class consists of a two dimensional character array representing the maze. A Tile pointer is used to represent the current position during the search. A depth first search algorithm is used with a stack in order to find the exit of the maze, or determine if it is not possible to reach the exit from the starting position.</text:p>
      <text:p text:style-name="P4"/>
      <text:p text:style-name="P4">2.<text:tab/>Class Maze</text:p>
      <text:p text:style-name="P4"/>
      <text:p text:style-name="P4"><text:tab/>Private data members:</text:p>
      <text:p text:style-name="P4"><text:tab/><text:tab/>Tile* current<text:tab/><text:tab/><text:tab/>position currently used in the search</text:p>
      <text:p text:style-name="P4"><text:tab/><text:tab/>char board[][]<text:tab/><text:tab/><text:tab/>the array containing the maze data</text:p>
      <text:p text:style-name="P4"><text:tab/><text:tab/>bool init<text:tab/><text:tab/><text:tab/>flag determining whether the maze has data or not</text:p>
      <text:p text:style-name="P4"/>
      <text:p text:style-name="P4"><text:tab/>Private member functions:</text:p>
      <text:p text:style-name="P4"><text:tab/><text:tab/>print<text:tab/><text:tab/><text:tab/><text:tab/>prints the maze</text:p>
      <text:p text:style-name="P4"><text:tab/><text:tab/>destroy<text:tab/><text:tab/><text:tab/><text:tab/>deletes neighboring Tile pointers of the current Tile</text:p>
      <text:p text:style-name="P4"><text:tab/></text:p>
      <text:p text:style-name="P4"><text:tab/>Public member functions:</text:p>
      <text:p text:style-name="P4"><text:tab/><text:tab/>Maze<text:tab/><text:tab/><text:tab/><text:tab/>constructor for a Maze object</text:p>
      <text:p text:style-name="P4"><text:tab/><text:tab/>solveMaze<text:tab/><text:tab/><text:tab/>solves a maze or determines it is impossible</text:p>
      <text:p text:style-name="P4"><text:tab/><text:tab/>generateMaze<text:tab/><text:tab/><text:tab/>randomly generates a maze to solve</text:p>
      <text:p text:style-name="P4"><text:tab/><text:tab/>mazeFromFile<text:tab/><text:tab/><text:tab/>gets a maze from a user input file</text:p>
      <text:p text:style-name="P4"/>
      <text:p text:style-name="P4">3.<text:tab/>High Level Program Solution</text:p>
      <text:p text:style-name="P4"><text:tab/>Maze</text:p>
      <text:p text:style-name="P4"><text:tab/><text:tab/>sets init to false</text:p>
      <text:p text:style-name="P4"/>
      <text:p text:style-name="P4"><text:tab/>mazeFromFile</text:p>
      <text:p text:style-name="P4"><text:tab/><text:tab/>opens a file from a string input by the user</text:p>
      <text:p text:style-name="P4"><text:tab/><text:tab/>if the filename is invalid, set init to false and return to the main menu</text:p>
      <text:p text:style-name="P4"><text:tab/><text:tab/>if the filename is valid, initialize the board array according to the data in the file, adding <text:tab/><text:tab/><text:tab/>'1's around the outside of the maze</text:p>
      <text:p text:style-name="P4"><text:tab/><text:tab/>close the input file</text:p>
      <text:p text:style-name="P4"><text:tab/><text:tab/>set init to true and return init</text:p>
      <text:p text:style-name="P4"/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solveMaze</text:p>
      <text:p text:style-name="P4"><text:tab/><text:tab/>declare a Tile struct</text:p>
      <text:p text:style-name="P4"><text:tab/><text:tab/>declare a stack of Tile pointers</text:p>
      <text:p text:style-name="P4"><text:tab/><text:tab/>print out the empty maze</text:p>
      <text:p text:style-name="P4"><text:tab/><text:tab/>get a starting position from the user and validate it</text:p>
      <text:p text:style-name="P4"><text:tab/><text:tab/>if the starting position is the exit, return</text:p>
      <text:p text:style-name="P4"><text:tab/><text:tab/>set the starting position as the current Tile</text:p>
      <text:p text:style-name="P4"><text:tab/><text:tab/>push the current Tile onto the stack and mark it as visited</text:p>
      <text:p text:style-name="P4"><text:tab/><text:tab/>while the stack is not empty:</text:p>
      <text:p text:style-name="P4"><text:tab/><text:tab/><text:tab/>initialize the currents surrounding Tile pointers</text:p>
      <text:p text:style-name="P4"><text:tab/><text:tab/><text:tab/>if one of the surrounding Tile pointers is an empty space or the exit, push it onto <text:tab/><text:tab/><text:tab/><text:tab/><text:tab/>the stack</text:p>
      <text:p text:style-name="P4"><text:tab/><text:tab/><text:tab/>set the current Tile to the top of the stack</text:p>
      <text:p text:style-name="P4"><text:tab/><text:tab/><text:tab/>while the stack is not empty and the current Tile is visited:</text:p>
      <text:p text:style-name="P4"><text:tab/><text:tab/><text:tab/><text:tab/><text:span text:style-name="T1">set the top of the stack to the empty character unless it is the starting <text:tab/><text:tab/><text:tab/><text:tab/><text:tab/><text:tab/>position</text:span></text:p>
      <text:p text:style-name="P4"><text:tab/><text:tab/><text:tab/><text:tab/>pop a tile from the stack</text:p>
      <text:p text:style-name="P4"><text:tab/><text:tab/><text:tab/><text:tab/>if the stack is empty, no exit could be found, so print the maze and return</text:p>
      <text:p text:style-name="P4"><text:tab/><text:tab/><text:tab/><text:tab/><text:span text:style-name="T1">set the current Tile to the top of the stack</text:span></text:p>
      <text:p text:style-name="P4"><text:tab/><text:tab/><text:tab/><text:span text:style-name="T1">if the current Tile is the exit, print the maze and return</text:span></text:p>
      <text:p text:style-name="P4"><text:tab/><text:tab/><text:tab/><text:span text:style-name="T1">set the current Tile to the path character</text:span></text:p>
      <text:p text:style-name="P4"><text:tab/><text:tab/><text:tab/><text:span text:style-name="T1">mark the current Tile as visited</text:span></text:p>
      <text:p text:style-name="P4"><text:tab/><text:tab/><text:tab/><text:span text:style-name="T1">delete the neighbors of the current Tile</text:span></text:p>
      <text:p text:style-name="P4"><text:tab/><text:tab/><text:tab/><text:span text:style-name="T1">declare the neighbors of the next current Tile</text:span></text:p>
      <text:p text:style-name="P4"/>
      <text:p text:style-name="P6">generateMaze</text:p>
      <text:p text:style-name="P6"><text:tab/><text:tab/>seed a random number generator using the time</text:p>
      <text:p text:style-name="P6"><text:tab/><text:tab/>make the outside of the maze all walls</text:p>
      <text:p text:style-name="P6"><text:tab/><text:tab/>create a maze with each tile having a 25% chance to be a wall, otherwise the tile is <text:tab/><text:tab/><text:tab/><text:tab/>empty space</text:p>
      <text:p text:style-name="P6"><text:tab/><text:tab/>randomly select a tile to be the exit</text:p>
      <text:p text:style-name="P6"/>
      <text:p text:style-name="P6">print</text:p>
      <text:p text:style-name="P6"><text:tab/><text:tab/>set all of the characters to be used by the maze</text:p>
      <text:p text:style-name="P6"><text:tab/><text:tab/>if the maze character is a '1', use the wall character</text:p>
      <text:p text:style-name="P5"><text:tab/><text:tab/><text:span text:style-name="T1">if the maze character is a '0', use the ground character</text:span></text:p>
      <text:p text:style-name="P5"><text:tab/><text:tab/><text:span text:style-name="T1">if the maze character is an 'E', use the exit character</text:span></text:p>
      <text:p text:style-name="P5"><text:tab/><text:tab/><text:span text:style-name="T1">if the maze character is an 'S', use the start character</text:span></text:p>
      <text:p text:style-name="P5"><text:tab/><text:tab/><text:span text:style-name="T1">print the maze character by character</text:span><text:tab/></text:p>
      <text:p text:style-name="P5"><text:tab/><text:tab/><text:span text:style-name="T1">print the legend</text:span></text:p>
      <text:p text:style-name="P5"/>
      <text:p text:style-name="P5"><text:span text:style-name="T1">destroy</text:span></text:p>
      <text:p text:style-name="P5"><text:tab/><text:tab/><text:span text:style-name="T1">delete the above neighbor of the current tile</text:span></text:p>
      <text:p text:style-name="P5"><text:tab/><text:tab/><text:span text:style-name="T1">delete the right neighbor of the current tile</text:span></text:p>
      <text:p text:style-name="P5"><text:tab/><text:tab/><text:span text:style-name="T1">delete the below neighbor of the current tile</text:span></text:p>
      <text:p text:style-name="P5"><text:tab/><text:tab/><text:span text:style-name="T1">delete the left neighbor of the current tile</text:span><text:tab/><text:tab/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1:19:04.364000000</meta:creation-date>
    <dc:date>2018-12-02T11:42:54.219000000</dc:date>
    <meta:editing-duration>PT8M8S</meta:editing-duration>
    <meta:editing-cycles>1</meta:editing-cycles>
    <meta:document-statistic meta:table-count="0" meta:image-count="0" meta:object-count="0" meta:page-count="3" meta:paragraph-count="69" meta:word-count="560" meta:character-count="3164" meta:non-whitespace-character-count="2502"/>
    <meta:generator>LibreOffice/4.4.4.3$Windows_x86 LibreOffice_project/2c39ebcf046445232b798108aa8a7e7d89552ea8</meta:generator>
  </office:meta>
</office:document-meta>
</file>